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ddd73" officeooo:paragraph-rsid="000ddd73"/>
    </style:style>
    <style:style style:name="P2" style:family="paragraph" style:parent-style-name="Standard">
      <style:paragraph-properties fo:text-align="justify" style:justify-single-word="false"/>
      <style:text-properties style:font-name="Arial" style:text-underline-style="none" officeooo:rsid="000f62b2" officeooo:paragraph-rsid="000f62b2"/>
    </style:style>
    <style:style style:name="P3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04ce3" officeooo:paragraph-rsid="00104ce3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122f6" officeooo:paragraph-rsid="001122f6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24413" officeooo:paragraph-rsid="00124413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2de30" officeooo:paragraph-rsid="0012de30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ddd73" officeooo:paragraph-rsid="000ddd73"/>
    </style:style>
    <style:style style:name="P8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2de30" officeooo:paragraph-rsid="0012de30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549ca" officeooo:paragraph-rsid="001549ca" style:font-style-asian="normal" style:font-style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Arial" fo:font-style="normal" style:text-underline-style="none" officeooo:rsid="0019c637" officeooo:paragraph-rsid="0019c637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9c637" officeooo:paragraph-rsid="0019c637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aafc2" officeooo:paragraph-rsid="001aafc2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1f8ff3" officeooo:paragraph-rsid="001f8ff3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210106" officeooo:paragraph-rsid="00210106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210106" officeooo:paragraph-rsid="0021225b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22f543" officeooo:paragraph-rsid="0022f543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2527ac" officeooo:paragraph-rsid="002527ac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style:text-underline-style="none" officeooo:rsid="0026dee1" officeooo:paragraph-rsid="0026dee1" style:font-style-asian="normal" style:font-style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fo:font-style="normal" style:text-underline-style="none" officeooo:rsid="0026dee1" officeooo:paragraph-rsid="0026dee1" style:font-style-asian="normal" style:font-style-complex="normal"/>
    </style:style>
    <style:style style:name="T1" style:family="text">
      <style:text-properties officeooo:rsid="001122f6"/>
    </style:style>
    <style:style style:name="T2" style:family="text">
      <style:text-properties officeooo:rsid="00130786"/>
    </style:style>
    <style:style style:name="T3" style:family="text">
      <style:text-properties officeooo:rsid="00160d2d"/>
    </style:style>
    <style:style style:name="T4" style:family="text">
      <style:text-properties officeooo:rsid="00170ee6"/>
    </style:style>
    <style:style style:name="T5" style:family="text">
      <style:text-properties officeooo:rsid="00188c9d"/>
    </style:style>
    <style:style style:name="T6" style:family="text">
      <style:text-properties officeooo:rsid="00210106"/>
    </style:style>
    <style:style style:name="T7" style:family="text">
      <style:text-properties officeooo:rsid="0021225b"/>
    </style:style>
    <style:style style:name="T8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fographie et </text:p>
      <text:p text:style-name="P7">Dataviz</text:p>
      <text:p text:style-name="P1"/>
      <text:p text:style-name="P2">1. Définition</text:p>
      <text:p text:style-name="P2"/>
      <text:p text:style-name="P3">⇒ Représentation de données sous forme visuelle</text:p>
      <text:p text:style-name="P3"><text:tab/><text:span text:style-name="T1">⇒ Design d’information</text:span></text:p>
      <text:p text:style-name="P3"/>
      <text:p text:style-name="P4">⇒ Œil humain percevant plus facilement des informations contenues dans une image que dans un texte</text:p>
      <text:p text:style-name="P4"/>
      <text:p text:style-name="P4"/>
      <text:p text:style-name="P5">2. Différences et points communs</text:p>
      <text:p text:style-name="P5"/>
      <text:p text:style-name="P6">⇒ Dataviz </text:p>
      <text:p text:style-name="P6"><text:tab/>⇒ Traitement de volumes importants de données de façon automatique</text:p>
      <text:p text:style-name="P6"><text:tab/><text:tab/>⇒ programmation</text:p>
      <text:p text:style-name="P6"><text:tab/><text:tab/>⇒ compilation de donnée</text:p>
      <text:p text:style-name="P6"><text:tab/><text:tab/>⇒ graphisme</text:p>
      <text:p text:style-name="P6"><text:tab/><text:span text:style-name="T2">⇒ Structuration de données, chiffrées ou non, pour les faire appréhender de <text:tab/><text:tab/><text:tab/>manière graphique avant d’en lire les libellés</text:span></text:p>
      <text:p text:style-name="P6"><text:tab/><text:tab/><text:span text:style-name="T2">⇒ Pas de texte</text:span></text:p>
      <text:p text:style-name="P6"><text:tab/><text:tab/><text:span text:style-name="T2">⇒ Interaction du lecteur avec les données</text:span></text:p>
      <text:p text:style-name="P6"/>
      <text:p text:style-name="P6"/>
      <text:p text:style-name="P6">⇒ Infographie</text:p>
      <text:p text:style-name="P6"><text:tab/>⇒ Créer un graphique d’information de façon manuelle pour raconter une histoire</text:p>
      <text:p text:style-name="P6"><text:tab/><text:tab/>⇒ logiciel</text:p>
      <text:p text:style-name="P6"><text:tab/>⇒ Assemblage réfléchi de plusieurs graphes (chiffre illustration)</text:p>
      <text:p text:style-name="P6"><text:tab/><text:tab/>⇒ Éléments graphiques</text:p>
      <text:p text:style-name="P6"><text:tab/><text:tab/>⇒ Adaptée pour présenter une synthèse</text:p>
      <text:p text:style-name="P6"/>
      <text:p text:style-name="P6"/>
      <text:p text:style-name="P9">⇒ Point commun</text:p>
      <text:p text:style-name="P9"><text:tab/>⇒ Représentation visuelles</text:p>
      <text:p text:style-name="P9"><text:tab/>⇒ Information plus signifiante</text:p>
      <text:p text:style-name="P9"><text:tab/>⇒ Clarification</text:p>
      <text:p text:style-name="P9"><text:tab/>⇒ Données chiffrées</text:p>
      <text:p text:style-name="P9"><text:tab/>⇒ De plus en plus rependues</text:p>
      <text:p text:style-name="P9"/>
      <text:p text:style-name="P9"/>
      <text:p text:style-name="P9">3. Communication efficace</text:p>
      <text:p text:style-name="P9"/>
      <text:p text:style-name="P9">⇒ 3 étapes de conception pour une com efficace</text:p>
      <text:p text:style-name="P9"><text:tab/><text:span text:style-name="T3">⇒ D’abord ⇒ Réflexion approfondie sur les éléments a retenir et les informations à <text:tab/><text:tab/><text:tab/>connaître pour comprendre le passage</text:span></text:p>
      <text:p text:style-name="P9"><text:tab/><text:span text:style-name="T3">⇒ </text:span><text:span text:style-name="T4">Ensuite ⇒ Structurer les éléments pour permettre au lecteur un gain de temps et <text:tab/><text:tab/><text:tab/>une facilité de compréhension</text:span></text:p>
      <text:p text:style-name="P9"><text:tab/><text:span text:style-name="T5">⇒ Enfin ⇒ Selon son message, choisir les couleurs et les graphiques</text:span></text:p>
      <text:p text:style-name="P9"/>
      <text:p text:style-name="P9"/>
      <text:p text:style-name="P10">⇒ Utile dans les cas suivants</text:p>
      <text:p text:style-name="P11"><text:tab/>⇒ Transmettre des résultats compliqués ou détaillés</text:p>
      <text:p text:style-name="P11"><text:tab/>⇒ Analyser et comprendre les tendances cachées de ses données</text:p>
      <text:p text:style-name="P11"><text:tab/>⇒ Comparer rapidement les chiffres dans les grands ensembles de données</text:p>
      <text:p text:style-name="P11"/>
      <text:p text:style-name="P12">⇒ Traitement rapide des informations visuelles</text:p>
      <text:p text:style-name="P12">⇒ Amélioration de la prise de décision</text:p>
      <text:p text:style-name="P12"/>
      <text:p text:style-name="P13">⇒ 5 niveaux de Dataviz</text:p>
      <text:p text:style-name="P13"><text:tab/>⇒ Niveau 0 ⇒ Données brutes ⇒ Pas de Dataviz ⇒ Grande BDD</text:p>
      <text:p text:style-name="P13"><text:tab/>⇒ Niveau 1 ⇒ Visu abrégé sous un tableur ⇒ Graphe simple</text:p>
      <text:p text:style-name="P13"><text:tab/>⇒ Niveau 2 ⇒ Données de différente nature sur un seul graphe ⇒ Représentation<text:tab/><text:tab/><text:tab/>permettant d’aller au-delà des conclusions évidant</text:p>
      <text:p text:style-name="P13"><text:tab/>⇒ Niveau 3 ⇒ Visu interactive des données ⇒ Création de filtre d’option</text:p>
      <text:p text:style-name="P13"><text:tab/><text:span text:style-name="T6">⇒ Niveau 4 ⇒ Data Art </text:span></text:p>
      <text:p text:style-name="P13"/>
      <text:p text:style-name="P14">⇒ 3 aspects essentiels</text:p>
      <text:p text:style-name="P15"><text:tab/>⇒ Aspect technique </text:p>
      <text:p text:style-name="P15"><text:tab/><text:tab/>⇒ Connaître des notions de sémiologie graphique</text:p>
      <text:p text:style-name="P15"><text:tab/><text:tab/>⇒ Bien utiliser les codes de couleurs</text:p>
      <text:p text:style-name="P15"><text:tab/><text:tab/>⇒ Choisi<text:span text:style-name="T7">r</text:span> le bon diagramme ou le bon graphique</text:p>
      <text:p text:style-name="P15"><text:tab/><text:tab/><text:span text:style-name="T7">⇒ Graphique pour illustrer une quantité, une évolution</text:span></text:p>
      <text:p text:style-name="P15"><text:tab/><text:tab/><text:span text:style-name="T7">⇒ Carte pour les données</text:span></text:p>
      <text:p text:style-name="P15"/>
      <text:p text:style-name="P15"><text:tab/><text:span text:style-name="T7">⇒ Données psychologiques</text:span></text:p>
      <text:p text:style-name="P15"><text:tab/><text:tab/><text:span text:style-name="T7">⇒ Connaître des comportements psychologiques et fonctionnels de<text:tab/><text:tab/><text:tab/>traitement de l’information par les individus exposés aux données<text:tab/></text:span></text:p>
      <text:p text:style-name="P15"><text:tab/><text:tab/></text:p>
      <text:p text:style-name="P15"><text:tab/><text:span text:style-name="T7">⇒ Aspect narratif</text:span></text:p>
      <text:p text:style-name="P15"><text:tab/><text:tab/><text:span text:style-name="T7">⇒ Clarté des informations transmises</text:span></text:p>
      <text:p text:style-name="P15"><text:tab/><text:tab/><text:span text:style-name="T7">⇒ Données utiles et justes uniquement</text:span></text:p>
      <text:p text:style-name="P15"><text:tab/><text:tab/><text:span text:style-name="T7">⇒ Code objectifs et usuels</text:span></text:p>
      <text:p text:style-name="P15"><text:tab/><text:tab/><text:span text:style-name="T7">⇒ Esthétique claire</text:span></text:p>
      <text:p text:style-name="P15"><text:tab/><text:tab/><text:span text:style-name="T7">⇒ Mise en valeur efficace de l’information essentielle à retenir</text:span></text:p>
      <text:p text:style-name="P15"><text:tab/><text:tab/></text:p>
      <text:p text:style-name="P15"/>
      <text:p text:style-name="P16">4. Limites</text:p>
      <text:p text:style-name="P16"/>
      <text:p text:style-name="P16">⇒ Visuels pas toujours immédiatement compréhensible</text:p>
      <text:p text:style-name="P16"/>
      <text:p text:style-name="P16">⇒ Visuels riches en informations</text:p>
      <text:p text:style-name="P16"><text:tab/>⇒ Nécessité de les lire attentivement</text:p>
      <text:p text:style-name="P16"><text:tab/>⇒ Texte d’accompagnement parfois nécessaire pour les éclairer</text:p>
      <text:p text:style-name="P16"><text:tab/>⇒ Chiffres à expliquer et don à contextualiser</text:p>
      <text:p text:style-name="P16"/>
      <text:p text:style-name="P17">⇒ Choix du graphique parfois inapproprié pour transmette clairement une information</text:p>
      <text:p text:style-name="P17"/>
      <text:p text:style-name="P18"/>
      <text:p text:style-name="P19">⇒ Visuel pouvant induire en erreur</text:p>
      <text:p text:style-name="P18"><text:tab/>⇒ Soit mal pensé ⇒ Surtout pour rendre compte d’un phénomène complexe</text:p>
      <text:p text:style-name="P18"><text:tab/>⇒ Soit créer pour transmettre une opinion ⇒ Choix de l’échelle ne respectant pas <text:tab/>ces 2 règles : </text:p>
      <text:p text:style-name="P18"><text:tab/><text:tab/>⇒ Commencer à 0</text:p>
      <text:p text:style-name="P18"><text:tab/><text:tab/>⇒ Espacer les chiffres en se basant sur la taille de ceux-ci</text:p>
      <text:p text:style-name="P18"/>
      <text:p text:style-name="P18">⇒ Erreur de lecture</text:p>
      <text:p text:style-name="P18"><text:tab/>⇒ Voir manipulation du public</text:p>
      <text:p text:style-name="P18"/>
      <text:p text:style-name="P18"/>
      <text:p text:style-name="P18">5. Bilan</text:p>
      <text:p text:style-name="P18"/>
      <text:p text:style-name="P18">⇒ Règle de base pour créer un visu efficace</text:p>
      <text:p text:style-name="P18"><text:tab/>⇒ Quelle info a transmettre </text:p>
      <text:p text:style-name="P18"><text:tab/>⇒ Pour quel public</text:p>
      <text:p text:style-name="P18"><text:tab/>⇒ Toutes les données nécessaires et fiables à trouver</text:p>
      <text:p text:style-name="P18"><text:tab/>⇒ Comment relier intelligemment ces données pour bien transmette son information<text:tab/></text:p>
      <text:p text:style-name="P18"><text:tab/>⇒ Titre succincts et étiquettes pour clarifier son visuel</text:p>
      <text:p text:style-name="P18"><text:tab/>⇒ Esthétique pensé</text:p>
      <text:p text:style-name="P18"/>
      <text:p text:style-name="P18">⇒ Fil directeur tout au long de son travail</text:p>
      <text:p text:style-name="P18"><text:tab/>⇒ Mon visuel rend-il l’info plus facile à comprendre vite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3:39:45.700764896</meta:creation-date>
    <dc:date>2024-09-16T10:28:10.319830070</dc:date>
    <meta:editing-duration>PT1H7M5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591" meta:character-count="3659" meta:non-whitespace-character-count="3046"/>
  </office:meta>
</office:document-meta>
</file>